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2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5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2])" office:value-type="currency" office:currency="JPY" office:value="11120">
            <text:p>￥11,120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8" office:value-type="currency" office:currency="JPY" office:value="287">
            <text:p>￥287</text:p>
          </table:table-cell>
          <table:table-cell table:style-name="ce13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9" office:value-type="currency" office:currency="JPY" office:value="265">
            <text:p>￥265</text:p>
          </table:table-cell>
          <table:table-cell table:style-name="ce13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3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9" office:value-type="currency" office:currency="JPY" office:value="440">
            <text:p>￥440</text:p>
          </table:table-cell>
          <table:table-cell table:style-name="ce13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659">
            <text:p>￥659</text:p>
          </table:table-cell>
          <table:table-cell table:style-name="ce13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308">
            <text:p>￥308</text:p>
          </table:table-cell>
          <table:table-cell table:style-name="ce13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233">
            <text:p>￥233</text:p>
          </table:table-cell>
          <table:table-cell table:style-name="ce13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158">
            <text:p>￥1,158</text:p>
          </table:table-cell>
          <table:table-cell table:style-name="ce13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3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野菜汁,ｶｯﾌﾟ麺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酎ハイ,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576">
            <text:p>￥576</text:p>
          </table:table-cell>
          <table:table-cell table:style-name="ce13" office:value-type="string">
            <text:p>蚊取り線香,マッチ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46">
            <text:p>￥1,246</text:p>
          </table:table-cell>
          <table:table-cell table:style-name="ce13" office:value-type="string">
            <text:p>蚊取ｹｰｽ,もみ海苔,酎ﾊｲ,ｵﾚﾝｼﾞｼﾞｭｰｽ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529">
            <text:p>￥529</text:p>
          </table:table-cell>
          <table:table-cell table:style-name="ce13" office:value-type="string">
            <text:p>ﾁｰｽﾞ,酎ﾊｲ,味噌汁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395">
            <text:p>￥395</text:p>
          </table:table-cell>
          <table:table-cell table:style-name="ce13" office:value-type="string">
            <text:p>冷ｿﾊﾞ,酎ﾊｲ</text:p>
          </table:table-cell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6"/>
          <table:table-cell table:number-columns-repeated="1020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6">2018/05/26</text:date>, <text:time>20:11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5-26T20:11:19</dc:date>
    <dc:creator>鈴木 豊樹</dc:creator>
    <meta:editing-duration>P1DT4H30M55S</meta:editing-duration>
    <meta:editing-cycles>99</meta:editing-cycles>
    <meta:generator>OpenOffice/4.1.5$Unix OpenOffice.org_project/415m1$Build-9789</meta:generator>
    <meta:document-statistic meta:table-count="5" meta:cell-count="585" meta:object-count="0"/>
  </office:meta>
</office:document-meta>
</file>